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<text:a xlink:href="https://wiki.pokemoncentral.it/Botta_(mossa)" xlink:type="simple">Botta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lpokarate_(mossa)" xlink:type="simple">Colpokarate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Doppiasberla_(mossa)" xlink:type="simple">Doppiasberla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metapugno_(mossa)" xlink:type="simple">Cometapugno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egapugno_(mossa)" xlink:type="simple">Megapugno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Giornopaga_(mossa)" xlink:type="simple">Giornopaga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uocopugno_(mossa)" xlink:type="simple">Fuocopugno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Fuoco_(tipo)" xlink:type="simple">Fuo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Gelopugno_(mossa)" xlink:type="simple">Gelopugno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Ghiaccio_(tipo)" xlink:type="simple">Ghiacc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onopugno_(mossa)" xlink:type="simple">Tuonopugno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lettro_(tipo)" xlink:type="simple">El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Graffio_(mossa)" xlink:type="simple">Graffi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resa_(mossa)" xlink:type="simple">Presa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Ghigliottina_(mossa)" xlink:type="simple">Ghigliottina</text:a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3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Ventagliente_(mossa)" xlink:type="simple">Ventagliente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Danzaspada_(mossa)" xlink:type="simple">Danzaspad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aglio_(mossa)" xlink:type="simple">Taglio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affica_(mossa)" xlink:type="simple">Raffica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ttacco_d%27Ala_(mossa)" xlink:type="simple">Attacco d'Ala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rbine_(mossa)" xlink:type="simple">Turbin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Volo_(mossa)" xlink:type="simple">Volo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Legatutto_(mossa)" xlink:type="simple">Legatut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chianto_(mossa)" xlink:type="simple">Schianto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rustata_(mossa)" xlink:type="simple">Frustata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estone_(mossa)" xlink:type="simple">Pestone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Doppiocalcio_(mossa)" xlink:type="simple">Doppiocalci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egacalcio_(mossa)" xlink:type="simple">Megacalcio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alciosalto_(mossa)" xlink:type="simple">Calciosalto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alciorullo_(mossa)" xlink:type="simple">Calciorullo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rbosabbia_(mossa)" xlink:type="simple">Turbosabbi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Terra_(tipo)" xlink:type="simple">Terr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ottintesta_(mossa)" xlink:type="simple">Bottintesta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ncornata_(mossa)" xlink:type="simple">Incornata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uria_(mossa)" xlink:type="simple">Furia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erforcorno_(mossa)" xlink:type="simple">Perforcorno</text:a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3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zione_(mossa)" xlink:type="simple">Azione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rposcontro_(mossa)" xlink:type="simple">Corposcontro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vvolgibotta_(mossa)" xlink:type="simple">Avvolgibotta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iduttore_(mossa)" xlink:type="simple">Riduttore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lpo_(mossa)" xlink:type="simple">Colpo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doppiatore_(mossa)" xlink:type="simple">Sdoppiatore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lpocoda_(mossa)" xlink:type="simple">Colpocod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Velenospina_(mossa)" xlink:type="simple">Velenospina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Doppio_Ago_(mossa)" xlink:type="simple">Doppio Ag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Coleottero_(tipo)" xlink:type="simple">Coleotte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issilspillo_(mossa)" xlink:type="simple">Missilspill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Coleottero_(tipo)" xlink:type="simple">Coleotte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ulmisguardo_(mossa)" xlink:type="simple">Fulmisguard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orso_(mossa)" xlink:type="simple">Morso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Buio_(tipo)" xlink:type="simple">Bu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uggito_(mossa)" xlink:type="simple">Ruggit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oato_(mossa)" xlink:type="simple">Boat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anto_(mossa)" xlink:type="simple">Cant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5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upersuono_(mossa)" xlink:type="simple">Supersuon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5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onicboom_(mossa)" xlink:type="simple">Sonicboom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nibitore_(mossa)" xlink:type="simple">Inibitor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cido_(mossa)" xlink:type="simple">Acid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raciere_(mossa)" xlink:type="simple">Braciere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Fuoco_(tipo)" xlink:type="simple">Fuo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Lanciafiamme_(mossa)" xlink:type="simple">Lanciafiamme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Fuoco_(tipo)" xlink:type="simple">Fuo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Nebbia_(mossa)" xlink:type="simple">Nebbi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Ghiaccio_(tipo)" xlink:type="simple">Ghiacc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istolacqua_(mossa)" xlink:type="simple">Pistolacqua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dropompa_(mossa)" xlink:type="simple">Idropompa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urf_(mossa)" xlink:type="simple">Surf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Geloraggio_(mossa)" xlink:type="simple">Geloraggio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Ghiaccio_(tipo)" xlink:type="simple">Ghiacc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ora_(mossa)" xlink:type="simple">Bora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Ghiaccio_(tipo)" xlink:type="simple">Ghiacc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sicoraggio_(mossa)" xlink:type="simple">Psicoraggio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ollaraggio_(mossa)" xlink:type="simple">Bollaraggio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aggiaurora_(mossa)" xlink:type="simple">Raggiaurora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Ghiaccio_(tipo)" xlink:type="simple">Ghiacc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per_Raggio_(mossa)" xlink:type="simple">Iper Raggio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eccata_(mossa)" xlink:type="simple">Beccata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erforbecco_(mossa)" xlink:type="simple">Perforbecco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ottomissione_(mossa)" xlink:type="simple">Sottomissione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lpo_Basso_(mossa)" xlink:type="simple">Colpo Basso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ntrattacco_(mossa)" xlink:type="simple">Contrattacco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ov._Sismico_(mossa)" xlink:type="simple">Mov. Sismico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orza_(mossa)" xlink:type="simple">Forza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ssorbimento_(mossa)" xlink:type="simple">Assorbimen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egassorbimento_(mossa)" xlink:type="simple">Megassorbimen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arassiseme_(mossa)" xlink:type="simple">Parassisem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rescita_(mossa)" xlink:type="simple">Crescit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oglielama_(mossa)" xlink:type="simple">Foglielama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olarraggio_(mossa)" xlink:type="simple">Solarraggio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Velenpolvere_(mossa)" xlink:type="simple">Velenpolver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aralizzante_(mossa)" xlink:type="simple">Paralizzant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onnifero_(mossa)" xlink:type="simple">Sonnifer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etalodanza_(mossa)" xlink:type="simple">Petalodanza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illebave_(mossa)" xlink:type="simple">Millebav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Coleottero_(tipo)" xlink:type="simple">Coleotte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ra_di_Drago_(mossa)" xlink:type="simple">Ira di Drag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Drago_(tipo)" xlink:type="simple">Drag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rbofuoco_(mossa)" xlink:type="simple">Turbofuo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Fuoco_(tipo)" xlink:type="simple">Fuo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onoshock_(mossa)" xlink:type="simple">Tuonoshock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lettro_(tipo)" xlink:type="simple">El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ulmine_(mossa)" xlink:type="simple">Fulmine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lettro_(tipo)" xlink:type="simple">El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ononda_(mossa)" xlink:type="simple">Tuonond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lettro_(tipo)" xlink:type="simple">El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uono_(mossa)" xlink:type="simple">Tuono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Elettro_(tipo)" xlink:type="simple">El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assata_(mossa)" xlink:type="simple">Sassata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Roccia_(tipo)" xlink:type="simple">Rocci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erremoto_(mossa)" xlink:type="simple">Terremoto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Terra_(tipo)" xlink:type="simple">Terr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bisso_(mossa)" xlink:type="simple">Abisso</text:a>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Terra_(tipo)" xlink:type="simple">Terr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ossa_(mossa)" xlink:type="simple">Fossa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Terra_(tipo)" xlink:type="simple">Terr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ossina_(mossa)" xlink:type="simple">Tossin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nfusione_(mossa)" xlink:type="simple">Confusione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sichico_(mossa)" xlink:type="simple">Psichico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pnosi_(mossa)" xlink:type="simple">Ipnosi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6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editazione_(mossa)" xlink:type="simple">Meditazion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gilità_(mossa)" xlink:type="simple">Agilità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ttacco_Rapido_(mossa)" xlink:type="simple">Attacco Rapid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ra_(mossa)" xlink:type="simple">Ira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eletrasporto_(mossa)" xlink:type="simple">Teletrasport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Ombra_Notturna_(mossa)" xlink:type="simple">Ombra Notturna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Spettro_(tipo)" xlink:type="simple">Sp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imica_(mossa)" xlink:type="simple">Mimic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tridio_(mossa)" xlink:type="simple">Stridi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1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Doppioteam_(mossa)" xlink:type="simple">Doppioteam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2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ipresa_(mossa)" xlink:type="simple">Ripres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3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afforzatore_(mossa)" xlink:type="simple">Rafforzator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4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inimizzato_(mossa)" xlink:type="simple">Minimizzat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5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uro_di_Fumo_(mossa)" xlink:type="simple">Muro di Fum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6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tordiraggio_(mossa)" xlink:type="simple">Stordiraggi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7</text:p>
          </table:table-cell>
          <table:table-cell office:value-type="string" calcext:value-type="string">
            <text:p><text:a xlink:href="https://wiki.pokemoncentral.it/Spettro_(tipo)" xlink:type="simple">Sp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itirata_(mossa)" xlink:type="simple">Ritirat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8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icciolscudo_(mossa)" xlink:type="simple">Ricciolscud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9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arriera_(mossa)" xlink:type="simple">Barrier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10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chermoluce_(mossa)" xlink:type="simple">Schermoluc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11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Nube_(mossa)" xlink:type="simple">Nub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12</text:p>
          </table:table-cell>
          <table:table-cell office:value-type="string" calcext:value-type="string">
            <text:p><text:a xlink:href="https://wiki.pokemoncentral.it/Ghiaccio_(tipo)" xlink:type="simple">Ghiacci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iflesso_(mossa)" xlink:type="simple">Rifless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13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ocalenergia_(mossa)" xlink:type="simple">Focalenergi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14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azienza_(mossa)" xlink:type="simple">Pazienza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15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etronomo_(mossa)" xlink:type="simple">Metronom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16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peculmossa_(mossa)" xlink:type="simple">Speculmoss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17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utodistruzione_(mossa)" xlink:type="simple">Autodistruzione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18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Uovobomba_(mossa)" xlink:type="simple">Uovobomba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19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Leccata_(mossa)" xlink:type="simple">Leccata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20</text:p>
          </table:table-cell>
          <table:table-cell office:value-type="string" calcext:value-type="string">
            <text:p><text:a xlink:href="https://wiki.pokemoncentral.it/Spettro_(tipo)" xlink:type="simple">Spett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mog_(mossa)" xlink:type="simple">Smog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21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ango_(mossa)" xlink:type="simple">Fango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22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Ossoclava_(mossa)" xlink:type="simple">Ossoclava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T23</text:p>
          </table:table-cell>
          <table:table-cell office:value-type="string" calcext:value-type="string">
            <text:p><text:a xlink:href="https://wiki.pokemoncentral.it/Terra_(tipo)" xlink:type="simple">Terr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uocobomba_(mossa)" xlink:type="simple">Fuocobomba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Fuoco_(tipo)" xlink:type="simple">Fuo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ascata_(mossa)" xlink:type="simple">Cascata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enaglia_(mossa)" xlink:type="simple">Tenaglia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mete_(mossa)" xlink:type="simple">Comete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apocciata_(mossa)" xlink:type="simple">Capocciata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paralance_(mossa)" xlink:type="simple">Sparalance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Limitazione_(mossa)" xlink:type="simple">Limitazion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mnesia_(mossa)" xlink:type="simple">Amnesi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inèsi_(mossa)" xlink:type="simple">Cinèsi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vauova_(mossa)" xlink:type="simple">Covauov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alcinvolo_(mossa)" xlink:type="simple">Calcinvolo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Lotta_(tipo)" xlink:type="simple">Lott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guardo_Feroce_(mossa)" xlink:type="simple">Sguardo Feroc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angiasogni_(mossa)" xlink:type="simple">Mangiasogni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Velenogas_(mossa)" xlink:type="simple">Velenogas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ttacco_Pioggia_(mossa)" xlink:type="simple">Attacco Pioggia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5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anguisuga_(mossa)" xlink:type="simple">Sanguisuga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N1</text:p>
          </table:table-cell>
          <table:table-cell office:value-type="string" calcext:value-type="string">
            <text:p><text:a xlink:href="https://wiki.pokemoncentral.it/Coleottero_(tipo)" xlink:type="simple">Coleotter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Demonbacio_(mossa)" xlink:type="simple">Demonbaci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75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N2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eroattacco_(mossa)" xlink:type="simple">Aeroattacco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N3</text:p>
          </table:table-cell>
          <table:table-cell office:value-type="string" calcext:value-type="string">
            <text:p><text:a xlink:href="https://wiki.pokemoncentral.it/Volante_(tipo)" xlink:type="simple">Volant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rasformazione_(mossa)" xlink:type="simple">Trasformazion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N4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Bolla_(mossa)" xlink:type="simple">Bolla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N5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tordipugno_(mossa)" xlink:type="simple">Stordipugno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N6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pora_(mossa)" xlink:type="simple">Spora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N7</text:p>
          </table:table-cell>
          <table:table-cell office:value-type="string" calcext:value-type="string">
            <text:p><text:a xlink:href="https://wiki.pokemoncentral.it/Erba_(tipo)" xlink:type="simple">Erb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lash_(mossa)" xlink:type="simple">Flash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N8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Psiconda_(mossa)" xlink:type="simple">Psiconda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N9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plash_(mossa)" xlink:type="simple">Splash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N10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cudo_Acido_(mossa)" xlink:type="simple">Scudo Acid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N11</text:p>
          </table:table-cell>
          <table:table-cell office:value-type="string" calcext:value-type="string">
            <text:p><text:a xlink:href="https://wiki.pokemoncentral.it/Veleno_(tipo)" xlink:type="simple">Velen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Martellata_(mossa)" xlink:type="simple">Martellata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MN12</text:p>
          </table:table-cell>
          <table:table-cell office:value-type="string" calcext:value-type="string">
            <text:p><text:a xlink:href="https://wiki.pokemoncentral.it/Acqua_(tipo)" xlink:type="simple">Acqu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Esplosione_(mossa)" xlink:type="simple">Esplosione</text:a>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furiate_(mossa)" xlink:type="simple">Sfuriate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8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Ossomerang_(mossa)" xlink:type="simple">Ossomerang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Terra_(tipo)" xlink:type="simple">Terr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Riposo_(mossa)" xlink:type="simple">Ripos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Psico_(tipo)" xlink:type="simple">Psico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Frana_(mossa)" xlink:type="simple">Frana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Roccia_(tipo)" xlink:type="simple">Roccia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Iperzanna_(mossa)" xlink:type="simple">Iperzanna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Affilatore_(mossa)" xlink:type="simple">Affilator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Conversione_(mossa)" xlink:type="simple">Conversione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Tripletta_(mossa)" xlink:type="simple">Tripletta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iki.pokemoncentral.it/Categoria_danno" xlink:type="simple">Speciale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uperzanna_(mossa)" xlink:type="simple">Superzanna</text:a>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9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Lacerazione_(mossa)" xlink:type="simple">Lacerazione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ostituto_(mossa)" xlink:type="simple">Sostituto</text:a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iki.pokemoncentral.it/Categoria_danno" xlink:type="simple">Stato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N</text:p>
          </table:table-cell>
          <table:table-cell table:style-name="ce1" office:value-type="string" calcext:value-type="string">
            <text:p>\N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  <table:table-row table:style-name="ro1">
          <table:table-cell office:value-type="string" calcext:value-type="string">
            <text:p><text:a xlink:href="https://wiki.pokemoncentral.it/Scontro_(mossa)" xlink:type="simple">Scontro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iki.pokemoncentral.it/Categoria_danno" xlink:type="simple">Fisico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100 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<text:a xlink:href="https://wiki.pokemoncentral.it/Normale_(tipo)" xlink:type="simple">Normal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8:27:11.01930330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00:51:10.711270790</meta:creation-date>
    <dc:date>2018-01-20T18:27:32.973237206</dc:date>
    <meta:editing-duration>PT17M53S</meta:editing-duration>
    <meta:editing-cycles>4</meta:editing-cycles>
    <meta:generator>LibreOffice/5.3.1.2$Linux_X86_64 LibreOffice_project/30m0$Build-2</meta:generator>
    <meta:document-statistic meta:table-count="1" meta:cell-count="1485" meta:object-count="0"/>
  </office:meta>
</office:document-meta>
</file>